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1AB000055402BEFBEEB.svm" manifest:media-type=""/>
  <manifest:file-entry manifest:full-path="Pictures/20000009000061560000554047B627C6.svm" manifest:media-type=""/>
  <manifest:file-entry manifest:full-path="Pictures/20000009000061410000594DC2EFE97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bb7" officeooo:paragraph-rsid="000c9bb7"/>
    </style:style>
    <style:style style:name="P2" style:family="paragraph" style:parent-style-name="Standard">
      <style:text-properties fo:font-weight="normal" officeooo:rsid="000c9bb7" officeooo:paragraph-rsid="000e501e" style:font-weight-asian="normal" style:font-weight-complex="normal"/>
    </style:style>
    <style:style style:name="P3" style:family="paragraph" style:parent-style-name="Standard">
      <style:text-properties fo:font-weight="normal" officeooo:rsid="000c9bb7" officeooo:paragraph-rsid="0010d18f" style:font-weight-asian="normal" style:font-weight-complex="normal"/>
    </style:style>
    <style:style style:name="P4" style:family="paragraph" style:parent-style-name="Standard">
      <style:text-properties fo:font-style="normal" fo:font-weight="normal" officeooo:rsid="000c9bb7" officeooo:paragraph-rsid="0011c3c6" style:font-style-asian="normal" style:font-weight-asian="normal" style:font-style-complex="normal" style:font-weight-complex="normal"/>
    </style:style>
    <style:style style:name="P5" style:family="paragraph" style:parent-style-name="Standard">
      <style:text-properties fo:font-style="normal" fo:font-weight="bold" officeooo:rsid="000c9bb7" officeooo:paragraph-rsid="0012caf6" style:font-style-asian="normal" style:font-weight-asian="bold" style:font-style-complex="normal" style:font-weight-complex="bold"/>
    </style:style>
    <style:style style:name="P6" style:family="paragraph" style:parent-style-name="Standard">
      <style:text-properties officeooo:paragraph-rsid="0011c3c6"/>
    </style:style>
    <style:style style:name="P7" style:family="paragraph" style:parent-style-name="Standard">
      <style:text-properties fo:font-size="20pt" fo:font-weight="bold" officeooo:rsid="0013f517" officeooo:paragraph-rsid="0013f517" style:font-size-asian="17.5pt" style:font-weight-asian="bold" style:font-size-complex="20pt" style:font-weight-complex="bold"/>
    </style:style>
    <style:style style:name="P8" style:family="paragraph" style:parent-style-name="Standard">
      <style:text-properties officeooo:rsid="000e501e" officeooo:paragraph-rsid="000e501e"/>
    </style:style>
    <style:style style:name="P9" style:family="paragraph" style:parent-style-name="Standard">
      <style:text-properties fo:font-weight="bold" officeooo:rsid="000e501e" officeooo:paragraph-rsid="000e501e" style:font-weight-asian="bold" style:font-weight-complex="bold"/>
    </style:style>
    <style:style style:name="P10" style:family="paragraph" style:parent-style-name="Standard">
      <style:text-properties fo:font-weight="bold" officeooo:rsid="000e501e" officeooo:paragraph-rsid="0011c3c6" style:font-weight-asian="bold" style:font-weight-complex="bold"/>
    </style:style>
    <style:style style:name="P11" style:family="paragraph" style:parent-style-name="Standard">
      <style:text-properties fo:font-style="normal" fo:font-weight="normal" officeooo:rsid="000e501e" officeooo:paragraph-rsid="000e501e" style:font-style-asian="normal" style:font-weight-asian="normal" style:font-style-complex="normal" style:font-weight-complex="normal"/>
    </style:style>
    <style:style style:name="P12" style:family="paragraph" style:parent-style-name="Standard" style:list-style-name="L1">
      <style:text-properties fo:font-style="normal" fo:font-weight="normal" officeooo:rsid="000e501e" officeooo:paragraph-rsid="000e501e" style:font-style-asian="normal" style:font-weight-asian="normal" style:font-style-complex="normal" style:font-weight-complex="normal"/>
    </style:style>
    <style:style style:name="P13" style:family="paragraph" style:parent-style-name="Standard" style:list-style-name="L1">
      <style:text-properties fo:font-style="normal" fo:font-weight="normal" officeooo:rsid="000fd85e" officeooo:paragraph-rsid="000fd85e" style:font-style-asian="normal" style:font-weight-asian="normal" style:font-style-complex="normal" style:font-weight-complex="normal"/>
    </style:style>
    <style:style style:name="P14" style:family="paragraph" style:parent-style-name="Standard">
      <style:text-properties fo:font-style="normal" fo:font-weight="normal" officeooo:rsid="000fd85e" officeooo:paragraph-rsid="000fd85e" style:font-style-asian="normal" style:font-weight-asian="normal" style:font-style-complex="normal" style:font-weight-complex="normal"/>
    </style:style>
    <style:style style:name="P15" style:family="paragraph" style:parent-style-name="Standard">
      <style:text-properties fo:font-style="normal" fo:font-weight="normal" officeooo:rsid="0012caf6" officeooo:paragraph-rsid="0012caf6" style:font-style-asian="normal" style:font-weight-asian="normal" style:font-style-complex="normal" style:font-weight-complex="normal"/>
    </style:style>
    <style:style style:name="P16" style:family="paragraph" style:parent-style-name="Standard" style:list-style-name="L3">
      <style:text-properties fo:font-style="normal" fo:font-weight="normal" officeooo:rsid="0012caf6" officeooo:paragraph-rsid="0012caf6" style:font-style-asian="normal" style:font-weight-asian="normal" style:font-style-complex="normal" style:font-weight-complex="normal"/>
    </style:style>
    <style:style style:name="P17" style:family="paragraph" style:parent-style-name="Standard" style:list-style-name="L2">
      <style:text-properties fo:font-style="normal" fo:font-weight="bold" officeooo:rsid="000c9bb7" officeooo:paragraph-rsid="0011c3c6" style:font-style-asian="normal" style:font-weight-asian="bold" style:font-style-complex="normal" style:font-weight-complex="bold"/>
    </style:style>
    <style:style style:name="P18" style:family="paragraph" style:parent-style-name="Standard" style:list-style-name="L2">
      <style:text-properties fo:font-style="normal" fo:font-weight="bold" officeooo:rsid="0011c3c6" officeooo:paragraph-rsid="0011c3c6" style:font-style-asian="normal" style:font-weight-asian="bold" style:font-style-complex="normal" style:font-weight-complex="bold"/>
    </style:style>
    <style:style style:name="P19" style:family="paragraph" style:parent-style-name="Standard" style:list-style-name="L1">
      <style:text-properties fo:font-weight="normal" officeooo:rsid="000c9bb7" officeooo:paragraph-rsid="000e501e" style:font-weight-asian="normal" style:font-weight-complex="normal"/>
    </style:style>
    <style:style style:name="P20" style:family="paragraph" style:parent-style-name="Standard">
      <style:text-properties fo:font-weight="normal" officeooo:rsid="000e501e" officeooo:paragraph-rsid="000e501e" style:font-weight-asian="normal" style:font-weight-complex="normal"/>
    </style:style>
    <style:style style:name="T1" style:family="text">
      <style:text-properties officeooo:rsid="000e501e"/>
    </style:style>
    <style:style style:name="T2" style:family="text">
      <style:text-properties fo:font-style="italic" officeooo:rsid="000e501e" style:font-style-asian="italic" style:font-style-complex="italic"/>
    </style:style>
    <style:style style:name="T3" style:family="text">
      <style:text-properties fo:font-style="italic" officeooo:rsid="0010d18f" style:font-style-asian="italic" style:font-style-complex="italic"/>
    </style:style>
    <style:style style:name="T4" style:family="text">
      <style:text-properties fo:font-style="italic" officeooo:rsid="0011c3c6" style:font-style-asian="italic" style:font-style-complex="italic"/>
    </style:style>
    <style:style style:name="T5" style:family="text">
      <style:text-properties fo:font-style="italic" fo:font-weight="normal" officeooo:rsid="0011c3c6" style:font-style-asian="italic" style:font-weight-asian="normal" style:font-style-complex="italic" style:font-weight-complex="normal"/>
    </style:style>
    <style:style style:name="T6" style:family="text">
      <style:text-properties fo:font-style="italic" fo:font-weight="normal" officeooo:rsid="0012caf6" style:font-style-asian="italic" style:font-weight-asian="normal" style:font-style-complex="italic" style:font-weight-complex="normal"/>
    </style:style>
    <style:style style:name="T7" style:family="text">
      <style:text-properties fo:font-style="normal" officeooo:rsid="000e501e" style:font-style-asian="normal" style:font-style-complex="normal"/>
    </style:style>
    <style:style style:name="T8" style:family="text">
      <style:text-properties fo:font-style="normal" officeooo:rsid="000fd85e" style:font-style-asian="normal" style:font-style-complex="normal"/>
    </style:style>
    <style:style style:name="T9" style:family="text">
      <style:text-properties fo:font-style="normal" fo:font-weight="normal" officeooo:rsid="0011c3c6" style:font-style-asian="normal" style:font-weight-asian="normal" style:font-style-complex="normal" style:font-weight-complex="normal"/>
    </style:style>
    <style:style style:name="T10" style:family="text">
      <style:text-properties officeooo:rsid="0010d18f"/>
    </style:style>
    <style:style style:name="T11" style:family="text">
      <style:text-properties officeooo:rsid="0011c3c6"/>
    </style:style>
    <style:style style:name="T12" style:family="text">
      <style:text-properties fo:font-weight="normal" officeooo:rsid="0011c3c6" style:font-weight-asian="normal" style:font-weight-complex="normal"/>
    </style:style>
    <style:style style:name="T13" style:family="text">
      <style:text-properties fo:font-weight="normal" officeooo:rsid="0012caf6"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btaining Calling Context Trees and Corresponding Stacks using Matlab program</text:p>
      <text:p text:style-name="P8"/>
      <text:p text:style-name="P8">There program is intended to be used in two ways. One it reads a single file, builds the Calling Context tree from it and presents the stacks from the tree. The second way the program reads two sets of files. One containing logs of passed tests and the other containing logs of failed tests.</text:p>
      <text:p text:style-name="P1"/>
      <text:p text:style-name="P9">Single file</text:p>
      <text:p text:style-name="P2"><text:span text:style-name="T1">The picture below shows the execution of the construction of the tree and stacks from a single test file. This test file must be inside the folder called </text:span><text:span text:style-name="T2">TestInput. </text:span><text:span text:style-name="T7">The name of the file should be </text:span><text:span text:style-name="T2">input.txt.</text:span></text:p>
      <text:p text:style-name="P11">On the image it is also possible to see the return values from that call. </text:p>
      <text:list xml:id="list43472911" text:style-name="L1">
        <text:list-item>
          <text:p text:style-name="P12">Calltree: Array of structures containing the information about each node. The information of each node is the following</text:p>
          <text:list>
            <text:list-item>
              <text:p text:style-name="P12">Name : Name of the method that represents that node</text:p>
            </text:list-item>
            <text:list-item>
              <text:p text:style-name="P12">Parent: Reference to the index of the parent of this onde.</text:p>
            </text:list-item>
            <text:list-item>
              <text:p text:style-name="P12">Child: All the indexes of the children of this array</text:p>
            </text:list-item>
            <text:list-item>
              <text:p text:style-name="P12">times_called: Number of times called in this specific path</text:p>
            </text:list-item>
            <text:list-item>
              <text:p text:style-name="P12">index : Index of the node inside the Calltree array</text:p>
            </text:list-item>
            <text:list-item>
              <text:p text:style-name="P12">stackbottom: A true or false value representing whether that node is the end of a stack</text:p>
            </text:list-item>
            <text:list-item>
              <text:p text:style-name="P19"><text:span text:style-name="T7">stack_shows: Only if the node is a stack bottom, it will have this field different than 0. It represents the number of times the </text:span><text:span text:style-name="T8">stack was seen.</text:span></text:p>
            </text:list-item>
          </text:list>
        </text:list-item>
        <text:list-item>
          <text:p text:style-name="P13">Stacks: An array containing all the stacks. In the figure it you can see an example of a stack for the the test input data.</text:p>
        </text:list-item>
      </text:list>
      <text:p text:style-name="P14"/>
      <text:p text:style-name="P20"><draw:frame draw:style-name="fr1" draw:name="graphics1" text:anchor-type="paragraph" svg:width="6.6925in" svg:height="4.2516in" draw:z-index="0"><draw:image xlink:href="Pictures/20000009000061560000554047B627C6.svm" xlink:type="simple" xlink:show="embed" xlink:actuate="onLoad"/><draw:image-map><draw:area-rectangle xlink:type="simple" office:target-frame-name="_self" xlink:show="replace" svg:x="0in" svg:y="0in" svg:width="9.802in" svg:height="8.3917in"/></draw:image-map></draw:frame></text:p>
      <text:p text:style-name="P9"/>
      <text:p text:style-name="P9"/>
      <text:p text:style-name="P9"/>
      <text:p text:style-name="P9"><text:soft-page-break/></text:p>
      <text:p text:style-name="P9"/>
      <text:p text:style-name="P9"/>
      <text:p text:style-name="P9"/>
      <text:p text:style-name="P9">Multiple files</text:p>
      <text:p text:style-name="P3"><text:span text:style-name="T10">The figure below shows how to run the program for a set of tests. The set of log files for the failed tests should be in the directory </text:span><text:span text:style-name="T3">'../core/instrument/cct/fail/'</text:span><text:span text:style-name="T10"> and the set of log files for the passed tests should be in the directory </text:span><text:span text:style-name="T3">'../core/instrument/cct/pass/'.</text:span></text:p>
      <text:p text:style-name="P4"><text:span text:style-name="T11">To run, simply type </text:span><text:span text:style-name="T4">runall.</text:span></text:p>
      <text:p text:style-name="P6"><text:span text:style-name="T9">The main output from that are all stacks from all the executions with annotations of how many times each were executed in a pass and in a fail tests. This information is in the </text:span><text:span text:style-name="T5">stacks_stats</text:span><text:span text:style-name="T9"> object.</text:span></text:p>
      <text:list xml:id="list43445176" text:style-name="L2">
        <text:list-item>
          <text:p text:style-name="P18">Stacks_stats: </text:p>
          <text:list>
            <text:list-item>
              <text:p text:style-name="P17"><text:span text:style-name="T11">stack: </text:span><text:span text:style-name="T12">Contains the stack obtained from the calling tree. Each element of the stack is the name of a method.</text:span></text:p>
            </text:list-item>
            <text:list-item>
              <text:p text:style-name="P17"><text:span text:style-name="T11">Passes: </text:span><text:span text:style-name="T12">Integer representing the number of times that stack was seen on a pass test</text:span></text:p>
            </text:list-item>
            <text:list-item>
              <text:p text:style-name="P17"><text:span text:style-name="T11">fails: </text:span><text:span text:style-name="T12">Integer representing the number of times that stack was seen on a fail test</text:span></text:p>
            </text:list-item>
          </text:list>
        </text:list-item>
      </text:list>
      <text:p text:style-name="P10"/>
      <text:p text:style-name="P9"/>
      <text:p text:style-name="P9"><draw:frame draw:style-name="fr1" draw:name="graphics2" text:anchor-type="paragraph" svg:width="6.6925in" svg:height="4.3465in" draw:z-index="1"><draw:image xlink:href="Pictures/20000009000061AB000055402BEFBEEB.svm" xlink:type="simple" xlink:show="embed" xlink:actuate="onLoad"/></draw:frame></text:p>
      <text:p text:style-name="P15"/>
      <text:p text:style-name="P15"/>
      <text:p text:style-name="P15"/>
      <text:p text:style-name="P5"><text:span text:style-name="T13">The information of the Stacks_stats is also written into two csv files in the directory </text:span><text:span text:style-name="T6">Results.</text:span></text:p>
      <text:p text:style-name="P15">Its format is seen in the picture below.</text:p>
      <text:p text:style-name="P15">The format of the files is the folowing:</text:p>
      <text:list xml:id="list43463799" text:style-name="L3">
        <text:list-item>
          <text:p text:style-name="P16">stats.csv: Contains the information of number of passes and fails for each stack</text:p>
          <text:list>
            <text:list-item>
              <text:p text:style-name="P16">First column: ID of the Stack</text:p>
            </text:list-item>
            <text:list-item>
              <text:p text:style-name="P16">Second Column: Number of passes for that stack</text:p>
            </text:list-item>
            <text:list-item>
              <text:p text:style-name="P16">Third Column: Number of fails for that stack</text:p>
            </text:list-item>
          </text:list>
        </text:list-item>
        <text:list-item>
          <text:p text:style-name="P16"><text:soft-page-break/>stacks.csv</text:p>
          <text:list>
            <text:list-item>
              <text:p text:style-name="P16">First column: ID of the stack</text:p>
            </text:list-item>
            <text:list-item>
              <text:p text:style-name="P16">The other columns: The elements of each stack</text:p>
            </text:list-item>
          </text:list>
        </text:list-item>
      </text:list>
      <text:p text:style-name="P15"/>
      <text:p text:style-name="P15"><draw:frame draw:style-name="fr2" draw:name="graphics3" text:anchor-type="paragraph" svg:width="6.6925in" svg:height="4.1429in" draw:z-index="2"><draw:image xlink:href="Pictures/20000009000061410000594DC2EFE97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5M13S</meta:editing-duration>
    <meta:editing-cycles>10</meta:editing-cycles>
    <meta:generator>LibreOffice/3.6$Windows_x86 LibreOffice_project/da8c1e6-fd468f4-454e206-f42a4a9-143cfd</meta:generator>
    <dc:date>2015-02-10T02:12:19.91</dc:date>
    <meta:document-statistic meta:table-count="0" meta:image-count="3" meta:object-count="0" meta:page-count="3" meta:paragraph-count="32" meta:word-count="495" meta:character-count="2676" meta:non-whitespace-character-count="2231"/>
    <meta:user-defined meta:name="Info 1"/>
    <meta:user-defined meta:name="Info 2"/>
    <meta:user-defined meta:name="Info 3"/>
    <meta:user-defined meta:name="Info 4"/>
  </office:meta>
</office:document-meta>
</file>